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36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37" style:family="paragraph" style:parent-style-name="Preformatted_20_Text">
      <style:text-properties style:text-line-through-style="none" style:text-line-through-type="none"/>
    </style:style>
    <style:style style:name="P38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39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0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1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2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43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5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46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47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48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49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0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1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2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53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54" style:family="paragraph" style:parent-style-name="Preformatted_20_Text">
      <style:text-properties style:text-line-through-style="none" style:text-line-through-type="none" officeooo:rsid="006fb6e3" officeooo:paragraph-rsid="007140f9"/>
    </style:style>
    <style:style style:name="P55" style:family="paragraph" style:parent-style-name="Preformatted_20_Text">
      <style:text-properties style:text-line-through-style="none" style:text-line-through-type="none" officeooo:rsid="006fb6e3" officeooo:paragraph-rsid="006fb6e3"/>
    </style:style>
    <style:style style:name="P56" style:family="paragraph" style:parent-style-name="Preformatted_20_Text">
      <style:text-properties style:text-line-through-style="none" style:text-line-through-type="none" officeooo:rsid="0073fc4b" officeooo:paragraph-rsid="0073fc4b"/>
    </style:style>
    <style:style style:name="P57" style:family="paragraph" style:parent-style-name="Preformatted_20_Text">
      <style:text-properties style:text-line-through-style="none" style:text-line-through-type="none" fo:font-weight="normal" officeooo:rsid="00777d20" officeooo:paragraph-rsid="00777d20" style:font-weight-asian="normal" style:font-weight-complex="normal"/>
    </style:style>
    <style:style style:name="P58" style:family="paragraph" style:parent-style-name="Preformatted_20_Text">
      <style:text-properties style:text-line-through-style="none" style:text-line-through-type="none" fo:font-weight="normal" officeooo:rsid="00790bc1" officeooo:paragraph-rsid="00790bc1" style:font-weight-asian="normal" style:font-weight-complex="normal"/>
    </style:style>
    <style:style style:name="P59" style:family="paragraph" style:parent-style-name="Preformatted_20_Text">
      <style:text-properties style:text-line-through-style="none" style:text-line-through-type="none" fo:font-weight="normal" officeooo:rsid="007ae8d2" officeooo:paragraph-rsid="007ae8d2" style:font-weight-asian="normal" style:font-weight-complex="normal"/>
    </style:style>
    <style:style style:name="P60" style:family="paragraph" style:parent-style-name="Preformatted_20_Text">
      <style:text-properties style:text-line-through-style="none" style:text-line-through-type="none" fo:font-weight="normal" officeooo:rsid="007b4f15" officeooo:paragraph-rsid="007b4f15" style:font-weight-asian="normal" style:font-weight-complex="normal"/>
    </style:style>
    <style:style style:name="P61" style:family="paragraph" style:parent-style-name="Preformatted_20_Text">
      <style:text-properties style:text-line-through-style="none" style:text-line-through-type="none" officeooo:rsid="0077604a" officeooo:paragraph-rsid="0077604a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5ec93"/>
    </style:style>
    <style:style style:name="T32" style:family="text">
      <style:text-properties officeooo:rsid="007ae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37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37"/>
      <text:p text:style-name="P39">- part <text:span text:style-name="T1">3</text:span>: make the evaluated calculation an array, in which each item is calculated by its relative position to an operator<text:span text:style-name="T2">.</text:span></text:p>
      <text:p text:style-name="P41"/>
      <text:p text:style-name="P5">make a variable called "userInput"</text:p>
      <text:p text:style-name="P42"/>
      <text:p text:style-name="P6">let the top display be user input</text:p>
      <text:p text:style-name="P42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35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43"/>
      <text:p text:style-name="P36">First I remove all spaces from the string</text:p>
      <text:p text:style-name="P36">then,</text:p>
      <text:p text:style-name="P36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43"/>
      <text:p text:style-name="P13">when an item is an operator, log the array index</text:p>
      <text:p text:style-name="P43"/>
      <text:p text:style-name="P41"><text:span text:style-name="T11">instead of saving an operator, save the array index of that operator.</text:span><text:span text:style-name="T15"> </text:span></text:p>
      <text:p text:style-name="P41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0"/>
      <text:p text:style-name="P51">// check of the value if it is a number.</text:p>
      <text:p text:style-name="P51">// then check if it is an operator<text:span text:style-name="T23">, using the previous and next value to evaluate that</text:span></text:p>
      <text:p text:style-name="P51">// if it then is not an operator, it might still be a number, because it is a negative number.</text:p>
      <text:p text:style-name="P51">// if none of these, give a console.log</text:p>
      <text:p text:style-name="P47"/>
      <text:p text:style-name="P47"/>
      <text:p text:style-name="P14">make a separate function called "concatNumber", and remove the function from makeInputArray<text:span text:style-name="T20">, so it can be called separately</text:span></text:p>
      <text:p text:style-name="P14"/>
      <text:p text:style-name="P15">add it as an if else to the makeInputArray, <text:span text:style-name="T22">after checking if it is an operator, </text:span>if the symbol is -</text:p>
      <text:p text:style-name="P16"/>
      <text:p text:style-name="P17">edit function<text:span text:style-name="T24"> evaluate</text:span>StringSymbols to <text:span text:style-name="T19">give 3 values</text:span></text:p>
      <text:p text:style-name="P45"/>
      <text:p text:style-name="P14">send 3 variables to makeInputArray</text:p>
      <text:p text:style-name="P46"/>
      <text:p text:style-name="P14">send 3 variables to numberOrOperator</text:p>
      <text:p text:style-name="P46"/>
      <text:p text:style-name="P18">make numberOrOperator work with numbers</text:p>
      <text:p text:style-name="P46"/>
      <text:p text:style-name="P19">make a separate function where each operator is individually checked</text:p>
      <text:p text:style-name="P20">check also, if it is a -, if this is actually a negative number<text:span text:style-name="T25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41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41"/>
      <text:p text:style-name="P25">make a function called "orderCalculation"</text:p>
      <text:p text:style-name="P25">that runs through the operators in the right order, and gives the arrayIndex of that operator as an argument<text:span text:style-name="T16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7">if the operator precedence is 1.</text:span></text:p>
      <text:p text:style-name="P28"><text:tab/><text:tab/>If this is the case, run the operate function<text:span text:style-name="T18">.</text:span></text:p>
      <text:p text:style-name="P23"><text:tab/><text:tab/><text:tab/>for each operator, there will be a different function.</text:p>
      <text:p text:style-name="P44"/>
      <text:p text:style-name="P29">I want the previous and next value to go through the operat<text:span text:style-name="T26">o</text:span>r, and be result.</text:p>
      <text:p text:style-name="P29">then I want to splice<text:span text:style-name="T27"> out the</text:span> index [<text:span text:style-name="T28">0</text:span>] to index [+1]<text:span text:style-name="T28">,</text:span></text:p>
      <text:p text:style-name="P30">then I want to replace index -1 with result</text:p>
      <text:p text:style-name="P48"/>
      <text:p text:style-name="P31">make calculateInOrder also receive an argument that is i</text:p>
      <text:p text:style-name="P50"/>
      <text:p text:style-name="P32">before I run calculateInOrder, I want to make i <text:span text:style-name="T30">1</text:span>, and give it as an argument.</text:p>
      <text:p text:style-name="P49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49"/>
      <text:p text:style-name="P33">after each calculation, I want to calculateInOrder again, on the modified array, with i at the same number.</text:p>
      <text:p text:style-name="P33">Once I have run through all the objects, I want to run calculate inOrder again.</text:p>
      <text:p text:style-name="P33"/>
      <text:p text:style-name="P52">get the lowest precedence value, and let the loop stop at that value</text:p>
      <text:p text:style-name="P41"/>
      <text:p text:style-name="P34">run the result again through the arrayCalculation, and once it has become 1 value, let ans be the result</text:p>
      <text:p text:style-name="P53"/>
      <text:p text:style-name="P53"/>
      <text:p text:style-name="P59">change the name operatorObject to symbolObject,</text:p>
      <text:p text:style-name="P59">and give every item an extra category, called "category"</text:p>
      <text:p text:style-name="P59"/>
      <text:p text:style-name="P60">give every current item a category</text:p>
      <text:p text:style-name="P53"/>
      <text:p text:style-name="P58">make a function "checkForErrors", after the calcuteInOrder array.</text:p>
      <text:p text:style-name="P58">loop though the function, and give the current element and the index.</text:p>
      <text:p text:style-name="P58">give the prePreviousElement, currentElement, nextElement, nextNextElement<text:span text:style-name="T32">.</text:span></text:p>
      <text:p text:style-name="P59"/>
      <text:p text:style-name="P59">if + is behind another operator, remove +</text:p>
      <text:p text:style-name="P57"/>
      <text:p text:style-name="P57">if makeInputArray receives "remove", it will push the current element, </text:p>
      <text:p text:style-name="P54"/>
      <text:p text:style-name="P56">make it so that any values that are<text:span text:style-name="T31"> removed</text:span>, in numberOrOperator, will be deleted at the end</text:p>
      <text:p text:style-name="P55"/>
      <text:p text:style-name="P61">add an extra check for +, where 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7:37:27.999748368</dc:date>
    <meta:editing-duration>PT17H53M39S</meta:editing-duration>
    <meta:editing-cycles>78</meta:editing-cycles>
    <meta:generator>LibreOffice/7.3.7.2$Linux_X86_64 LibreOffice_project/30$Build-2</meta:generator>
    <meta:document-statistic meta:table-count="0" meta:image-count="0" meta:object-count="0" meta:page-count="6" meta:paragraph-count="131" meta:word-count="1274" meta:character-count="7135" meta:non-whitespace-character-count="5937"/>
  </office:meta>
</office:document-meta>
</file>